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RKGA</text:p>
          </table:table-cell>
          <table:table-cell office:value-type="string" calcext:value-type="string">
            <text:p>SH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5</text:p>
          </table:table-cell>
          <table:table-cell office:value-type="float" office:value="374.388" calcext:value-type="float">
            <text:p>374,388</text:p>
          </table:table-cell>
          <table:table-cell office:value-type="float" office:value="360.15" calcext:value-type="float">
            <text:p>360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5</text:p>
          </table:table-cell>
          <table:table-cell office:value-type="float" office:value="1405.381" calcext:value-type="float">
            <text:p>1405,381</text:p>
          </table:table-cell>
          <table:table-cell office:value-type="float" office:value="1425.668" calcext:value-type="float">
            <text:p>1425,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5</text:p>
          </table:table-cell>
          <table:table-cell office:value-type="float" office:value="3427.396" calcext:value-type="float">
            <text:p>3427,396</text:p>
          </table:table-cell>
          <table:table-cell office:value-type="float" office:value="3453.035" calcext:value-type="float">
            <text:p>3453,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5</text:p>
          </table:table-cell>
          <table:table-cell office:value-type="float" office:value="1042.597" calcext:value-type="float">
            <text:p>1042,597</text:p>
          </table:table-cell>
          <table:table-cell office:value-type="float" office:value="1004.287" calcext:value-type="float">
            <text:p>1004,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5</text:p>
          </table:table-cell>
          <table:table-cell office:value-type="float" office:value="1173.404" calcext:value-type="float">
            <text:p>1173,404</text:p>
          </table:table-cell>
          <table:table-cell office:value-type="float" office:value="1374.711" calcext:value-type="float">
            <text:p>1374,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5</text:p>
          </table:table-cell>
          <table:table-cell office:value-type="float" office:value="1098.664" calcext:value-type="float">
            <text:p>1098,664</text:p>
          </table:table-cell>
          <table:table-cell office:value-type="float" office:value="1045.699" calcext:value-type="float">
            <text:p>1045,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5</text:p>
          </table:table-cell>
          <table:table-cell office:value-type="float" office:value="703.172" calcext:value-type="float">
            <text:p>703,172</text:p>
          </table:table-cell>
          <table:table-cell office:value-type="float" office:value="686.843" calcext:value-type="float">
            <text:p>686,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5</text:p>
          </table:table-cell>
          <table:table-cell office:value-type="float" office:value="1098.043" calcext:value-type="float">
            <text:p>1098,043</text:p>
          </table:table-cell>
          <table:table-cell office:value-type="float" office:value="1065.608" calcext:value-type="float">
            <text:p>1065,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5</text:p>
          </table:table-cell>
          <table:table-cell office:value-type="float" office:value="534.294" calcext:value-type="float">
            <text:p>534,294</text:p>
          </table:table-cell>
          <table:table-cell office:value-type="float" office:value="507.3" calcext:value-type="float">
            <text:p>5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5</text:p>
          </table:table-cell>
          <table:table-cell office:value-type="float" office:value="1821.049" calcext:value-type="float">
            <text:p>1821,049</text:p>
          </table:table-cell>
          <table:table-cell office:value-type="float" office:value="1780.769" calcext:value-type="float">
            <text:p>1780,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5</text:p>
          </table:table-cell>
          <table:table-cell office:value-type="float" office:value="494.135" calcext:value-type="float">
            <text:p>494,135</text:p>
          </table:table-cell>
          <table:table-cell office:value-type="float" office:value="451.29" calcext:value-type="float">
            <text:p>451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5</text:p>
          </table:table-cell>
          <table:table-cell office:value-type="float" office:value="1668.206" calcext:value-type="float">
            <text:p>1668,206</text:p>
          </table:table-cell>
          <table:table-cell office:value-type="float" office:value="1648.57" calcext:value-type="float">
            <text:p>1648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5</text:p>
          </table:table-cell>
          <table:table-cell office:value-type="float" office:value="1743.874" calcext:value-type="float">
            <text:p>1743,874</text:p>
          </table:table-cell>
          <table:table-cell office:value-type="float" office:value="1702.858" calcext:value-type="float">
            <text:p>1702,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5</text:p>
          </table:table-cell>
          <table:table-cell office:value-type="float" office:value="1040.926" calcext:value-type="float">
            <text:p>1040,926</text:p>
          </table:table-cell>
          <table:table-cell office:value-type="float" office:value="1021.028" calcext:value-type="float">
            <text:p>1021,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5</text:p>
          </table:table-cell>
          <table:table-cell office:value-type="float" office:value="3803.816" calcext:value-type="float">
            <text:p>3803,816</text:p>
          </table:table-cell>
          <table:table-cell office:value-type="float" office:value="3723.091" calcext:value-type="float">
            <text:p>3723,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5</text:p>
          </table:table-cell>
          <table:table-cell office:value-type="float" office:value="2013.58" calcext:value-type="float">
            <text:p>2013,58</text:p>
          </table:table-cell>
          <table:table-cell office:value-type="float" office:value="1977.839" calcext:value-type="float">
            <text:p>1977,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5</text:p>
          </table:table-cell>
          <table:table-cell office:value-type="float" office:value="1076.248" calcext:value-type="float">
            <text:p>1076,248</text:p>
          </table:table-cell>
          <table:table-cell office:value-type="float" office:value="1061.966" calcext:value-type="float">
            <text:p>1061,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5</text:p>
          </table:table-cell>
          <table:table-cell office:value-type="float" office:value="175.224" calcext:value-type="float">
            <text:p>175,224</text:p>
          </table:table-cell>
          <table:table-cell office:value-type="float" office:value="159.017" calcext:value-type="float">
            <text:p>159,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5</text:p>
          </table:table-cell>
          <table:table-cell office:value-type="float" office:value="1395.389" calcext:value-type="float">
            <text:p>1395,389</text:p>
          </table:table-cell>
          <table:table-cell office:value-type="float" office:value="1365.181" calcext:value-type="float">
            <text:p>1365,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5</text:p>
          </table:table-cell>
          <table:table-cell office:value-type="float" office:value="1044.697" calcext:value-type="float">
            <text:p>1044,697</text:p>
          </table:table-cell>
          <table:table-cell office:value-type="float" office:value="1021.158" calcext:value-type="float">
            <text:p>1021,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5</text:p>
          </table:table-cell>
          <table:table-cell office:value-type="float" office:value="506.495" calcext:value-type="float">
            <text:p>506,495</text:p>
          </table:table-cell>
          <table:table-cell office:value-type="float" office:value="476.786" calcext:value-type="float">
            <text:p>476,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5</text:p>
          </table:table-cell>
          <table:table-cell office:value-type="float" office:value="4008.912" calcext:value-type="float">
            <text:p>4008,912</text:p>
          </table:table-cell>
          <table:table-cell office:value-type="float" office:value="4024.292" calcext:value-type="float">
            <text:p>4024,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5</text:p>
          </table:table-cell>
          <table:table-cell office:value-type="float" office:value="3796.154" calcext:value-type="float">
            <text:p>3796,154</text:p>
          </table:table-cell>
          <table:table-cell office:value-type="float" office:value="3763.485" calcext:value-type="float">
            <text:p>3763,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5</text:p>
          </table:table-cell>
          <table:table-cell office:value-type="float" office:value="3424.397" calcext:value-type="float">
            <text:p>3424,397</text:p>
          </table:table-cell>
          <table:table-cell office:value-type="float" office:value="3400.415" calcext:value-type="float">
            <text:p>3400,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5</text:p>
          </table:table-cell>
          <table:table-cell office:value-type="float" office:value="332.475" calcext:value-type="float">
            <text:p>332,475</text:p>
          </table:table-cell>
          <table:table-cell office:value-type="float" office:value="318.684" calcext:value-type="float">
            <text:p>318,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10</text:p>
          </table:table-cell>
          <table:table-cell office:value-type="float" office:value="383.642" calcext:value-type="float">
            <text:p>383,642</text:p>
          </table:table-cell>
          <table:table-cell office:value-type="float" office:value="366.491" calcext:value-type="float">
            <text:p>366,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10</text:p>
          </table:table-cell>
          <table:table-cell office:value-type="float" office:value="1502.452" calcext:value-type="float">
            <text:p>1502,452</text:p>
          </table:table-cell>
          <table:table-cell office:value-type="float" office:value="1570.547" calcext:value-type="float">
            <text:p>1570,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10</text:p>
          </table:table-cell>
          <table:table-cell office:value-type="float" office:value="3651.263" calcext:value-type="float">
            <text:p>3651,263</text:p>
          </table:table-cell>
          <table:table-cell office:value-type="float" office:value="3602.665" calcext:value-type="float">
            <text:p>3602,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10</text:p>
          </table:table-cell>
          <table:table-cell office:value-type="float" office:value="1077.238" calcext:value-type="float">
            <text:p>1077,238</text:p>
          </table:table-cell>
          <table:table-cell office:value-type="float" office:value="1060.787" calcext:value-type="float">
            <text:p>1060,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10</text:p>
          </table:table-cell>
          <table:table-cell office:value-type="float" office:value="1277.982" calcext:value-type="float">
            <text:p>1277,982</text:p>
          </table:table-cell>
          <table:table-cell office:value-type="float" office:value="1284.486" calcext:value-type="float">
            <text:p>1284,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10</text:p>
          </table:table-cell>
          <table:table-cell office:value-type="float" office:value="1169.798" calcext:value-type="float">
            <text:p>1169,798</text:p>
          </table:table-cell>
          <table:table-cell office:value-type="float" office:value="1112.981" calcext:value-type="float">
            <text:p>1112,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10</text:p>
          </table:table-cell>
          <table:table-cell office:value-type="float" office:value="735.507" calcext:value-type="float">
            <text:p>735,507</text:p>
          </table:table-cell>
          <table:table-cell office:value-type="float" office:value="694.962" calcext:value-type="float">
            <text:p>694,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10</text:p>
          </table:table-cell>
          <table:table-cell office:value-type="float" office:value="1155.985" calcext:value-type="float">
            <text:p>1155,985</text:p>
          </table:table-cell>
          <table:table-cell office:value-type="float" office:value="1146.023" calcext:value-type="float">
            <text:p>1146,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10</text:p>
          </table:table-cell>
          <table:table-cell office:value-type="float" office:value="550.117" calcext:value-type="float">
            <text:p>550,117</text:p>
          </table:table-cell>
          <table:table-cell office:value-type="float" office:value="529.424" calcext:value-type="float">
            <text:p>529,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10</text:p>
          </table:table-cell>
          <table:table-cell office:value-type="float" office:value="1894.39" calcext:value-type="float">
            <text:p>1894,39</text:p>
          </table:table-cell>
          <table:table-cell office:value-type="float" office:value="1872.308" calcext:value-type="float">
            <text:p>1872,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10</text:p>
          </table:table-cell>
          <table:table-cell office:value-type="float" office:value="505.112" calcext:value-type="float">
            <text:p>505,112</text:p>
          </table:table-cell>
          <table:table-cell office:value-type="float" office:value="483.584" calcext:value-type="float">
            <text:p>483,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10</text:p>
          </table:table-cell>
          <table:table-cell office:value-type="float" office:value="1786.943" calcext:value-type="float">
            <text:p>1786,943</text:p>
          </table:table-cell>
          <table:table-cell office:value-type="float" office:value="1784.708" calcext:value-type="float">
            <text:p>1784,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10</text:p>
          </table:table-cell>
          <table:table-cell office:value-type="float" office:value="1848.543" calcext:value-type="float">
            <text:p>1848,543</text:p>
          </table:table-cell>
          <table:table-cell office:value-type="float" office:value="1821.208" calcext:value-type="float">
            <text:p>1821,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10</text:p>
          </table:table-cell>
          <table:table-cell office:value-type="float" office:value="1098.089" calcext:value-type="float">
            <text:p>1098,089</text:p>
          </table:table-cell>
          <table:table-cell office:value-type="float" office:value="1075.089" calcext:value-type="float">
            <text:p>1075,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10</text:p>
          </table:table-cell>
          <table:table-cell office:value-type="float" office:value="4072.087" calcext:value-type="float">
            <text:p>4072,087</text:p>
          </table:table-cell>
          <table:table-cell office:value-type="float" office:value="3990.383" calcext:value-type="float">
            <text:p>3990,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10</text:p>
          </table:table-cell>
          <table:table-cell office:value-type="float" office:value="2135.624" calcext:value-type="float">
            <text:p>2135,624</text:p>
          </table:table-cell>
          <table:table-cell office:value-type="float" office:value="2095.554" calcext:value-type="float">
            <text:p>2095,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10</text:p>
          </table:table-cell>
          <table:table-cell office:value-type="float" office:value="1106.039" calcext:value-type="float">
            <text:p>1106,039</text:p>
          </table:table-cell>
          <table:table-cell office:value-type="float" office:value="1081.994" calcext:value-type="float">
            <text:p>1081,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10</text:p>
          </table:table-cell>
          <table:table-cell office:value-type="float" office:value="176.333" calcext:value-type="float">
            <text:p>176,333</text:p>
          </table:table-cell>
          <table:table-cell office:value-type="float" office:value="151.163" calcext:value-type="float">
            <text:p>151,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10</text:p>
          </table:table-cell>
          <table:table-cell office:value-type="float" office:value="1451.235" calcext:value-type="float">
            <text:p>1451,235</text:p>
          </table:table-cell>
          <table:table-cell office:value-type="float" office:value="1405.243" calcext:value-type="float">
            <text:p>1405,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10</text:p>
          </table:table-cell>
          <table:table-cell office:value-type="float" office:value="1098.622" calcext:value-type="float">
            <text:p>1098,622</text:p>
          </table:table-cell>
          <table:table-cell office:value-type="float" office:value="1099.747" calcext:value-type="float">
            <text:p>1099,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10</text:p>
          </table:table-cell>
          <table:table-cell office:value-type="float" office:value="520.855" calcext:value-type="float">
            <text:p>520,855</text:p>
          </table:table-cell>
          <table:table-cell office:value-type="float" office:value="508.988" calcext:value-type="float">
            <text:p>508,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10</text:p>
          </table:table-cell>
          <table:table-cell office:value-type="float" office:value="4366.104" calcext:value-type="float">
            <text:p>4366,104</text:p>
          </table:table-cell>
          <table:table-cell office:value-type="float" office:value="4352.663" calcext:value-type="float">
            <text:p>4352,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10</text:p>
          </table:table-cell>
          <table:table-cell office:value-type="float" office:value="4245.672" calcext:value-type="float">
            <text:p>4245,672</text:p>
          </table:table-cell>
          <table:table-cell office:value-type="float" office:value="4290.154" calcext:value-type="float">
            <text:p>4290,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10</text:p>
          </table:table-cell>
          <table:table-cell office:value-type="float" office:value="3596.517" calcext:value-type="float">
            <text:p>3596,517</text:p>
          </table:table-cell>
          <table:table-cell office:value-type="float" office:value="3528.029" calcext:value-type="float">
            <text:p>3528,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10</text:p>
          </table:table-cell>
          <table:table-cell office:value-type="float" office:value="336.345" calcext:value-type="float">
            <text:p>336,345</text:p>
          </table:table-cell>
          <table:table-cell office:value-type="float" office:value="317.674" calcext:value-type="float">
            <text:p>317,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15</text:p>
          </table:table-cell>
          <table:table-cell office:value-type="float" office:value="381.625" calcext:value-type="float">
            <text:p>381,625</text:p>
          </table:table-cell>
          <table:table-cell office:value-type="float" office:value="362.106" calcext:value-type="float">
            <text:p>362,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15</text:p>
          </table:table-cell>
          <table:table-cell office:value-type="float" office:value="1648.008" calcext:value-type="float">
            <text:p>1648,008</text:p>
          </table:table-cell>
          <table:table-cell office:value-type="float" office:value="1688.985" calcext:value-type="float">
            <text:p>1688,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15</text:p>
          </table:table-cell>
          <table:table-cell office:value-type="float" office:value="3854.911" calcext:value-type="float">
            <text:p>3854,911</text:p>
          </table:table-cell>
          <table:table-cell office:value-type="float" office:value="3766.402" calcext:value-type="float">
            <text:p>3766,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15</text:p>
          </table:table-cell>
          <table:table-cell office:value-type="float" office:value="1136.484" calcext:value-type="float">
            <text:p>1136,484</text:p>
          </table:table-cell>
          <table:table-cell office:value-type="float" office:value="1108.928" calcext:value-type="float">
            <text:p>1108,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15</text:p>
          </table:table-cell>
          <table:table-cell office:value-type="float" office:value="1364.941" calcext:value-type="float">
            <text:p>1364,941</text:p>
          </table:table-cell>
          <table:table-cell office:value-type="float" office:value="1424.047" calcext:value-type="float">
            <text:p>1424,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15</text:p>
          </table:table-cell>
          <table:table-cell office:value-type="float" office:value="1200.463" calcext:value-type="float">
            <text:p>1200,463</text:p>
          </table:table-cell>
          <table:table-cell office:value-type="float" office:value="1127.568" calcext:value-type="float">
            <text:p>1127,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15</text:p>
          </table:table-cell>
          <table:table-cell office:value-type="float" office:value="745.987" calcext:value-type="float">
            <text:p>745,987</text:p>
          </table:table-cell>
          <table:table-cell office:value-type="float" office:value="722.009" calcext:value-type="float">
            <text:p>722,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15</text:p>
          </table:table-cell>
          <table:table-cell office:value-type="float" office:value="1209.471" calcext:value-type="float">
            <text:p>1209,471</text:p>
          </table:table-cell>
          <table:table-cell office:value-type="float" office:value="1147.479" calcext:value-type="float">
            <text:p>1147,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15</text:p>
          </table:table-cell>
          <table:table-cell office:value-type="float" office:value="545.861" calcext:value-type="float">
            <text:p>545,861</text:p>
          </table:table-cell>
          <table:table-cell office:value-type="float" office:value="520.702" calcext:value-type="float">
            <text:p>520,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15</text:p>
          </table:table-cell>
          <table:table-cell office:value-type="float" office:value="1986.543" calcext:value-type="float">
            <text:p>1986,543</text:p>
          </table:table-cell>
          <table:table-cell office:value-type="float" office:value="1944.085" calcext:value-type="float">
            <text:p>1944,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15</text:p>
          </table:table-cell>
          <table:table-cell office:value-type="float" office:value="506.548" calcext:value-type="float">
            <text:p>506,548</text:p>
          </table:table-cell>
          <table:table-cell office:value-type="float" office:value="486.723" calcext:value-type="float">
            <text:p>486,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15</text:p>
          </table:table-cell>
          <table:table-cell office:value-type="float" office:value="1902.272" calcext:value-type="float">
            <text:p>1902,272</text:p>
          </table:table-cell>
          <table:table-cell office:value-type="float" office:value="1897.511" calcext:value-type="float">
            <text:p>1897,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15</text:p>
          </table:table-cell>
          <table:table-cell office:value-type="float" office:value="1949.305" calcext:value-type="float">
            <text:p>1949,305</text:p>
          </table:table-cell>
          <table:table-cell office:value-type="float" office:value="1920.361" calcext:value-type="float">
            <text:p>1920,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15</text:p>
          </table:table-cell>
          <table:table-cell office:value-type="float" office:value="1133.858" calcext:value-type="float">
            <text:p>1133,858</text:p>
          </table:table-cell>
          <table:table-cell office:value-type="float" office:value="1113.687" calcext:value-type="float">
            <text:p>1113,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15</text:p>
          </table:table-cell>
          <table:table-cell office:value-type="float" office:value="4451.193" calcext:value-type="float">
            <text:p>4451,193</text:p>
          </table:table-cell>
          <table:table-cell office:value-type="float" office:value="4402.693" calcext:value-type="float">
            <text:p>4402,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15</text:p>
          </table:table-cell>
          <table:table-cell office:value-type="float" office:value="2281.992" calcext:value-type="float">
            <text:p>2281,992</text:p>
          </table:table-cell>
          <table:table-cell office:value-type="float" office:value="2225.21" calcext:value-type="float">
            <text:p>2225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15</text:p>
          </table:table-cell>
          <table:table-cell office:value-type="float" office:value="1124.7" calcext:value-type="float">
            <text:p>1124,7</text:p>
          </table:table-cell>
          <table:table-cell office:value-type="float" office:value="1069.862" calcext:value-type="float">
            <text:p>1069,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15</text:p>
          </table:table-cell>
          <table:table-cell office:value-type="float" office:value="170.674" calcext:value-type="float">
            <text:p>170,674</text:p>
          </table:table-cell>
          <table:table-cell office:value-type="float" office:value="155.948" calcext:value-type="float">
            <text:p>155,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15</text:p>
          </table:table-cell>
          <table:table-cell office:value-type="float" office:value="1561.04" calcext:value-type="float">
            <text:p>1561,04</text:p>
          </table:table-cell>
          <table:table-cell office:value-type="float" office:value="1485.26" calcext:value-type="float">
            <text:p>1485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15</text:p>
          </table:table-cell>
          <table:table-cell office:value-type="float" office:value="1133.962" calcext:value-type="float">
            <text:p>1133,962</text:p>
          </table:table-cell>
          <table:table-cell office:value-type="float" office:value="1102.92" calcext:value-type="float">
            <text:p>1102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15</text:p>
          </table:table-cell>
          <table:table-cell office:value-type="float" office:value="522.088" calcext:value-type="float">
            <text:p>522,088</text:p>
          </table:table-cell>
          <table:table-cell office:value-type="float" office:value="513.289" calcext:value-type="float">
            <text:p>513,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15</text:p>
          </table:table-cell>
          <table:table-cell office:value-type="float" office:value="4806.559" calcext:value-type="float">
            <text:p>4806,559</text:p>
          </table:table-cell>
          <table:table-cell office:value-type="float" office:value="4749.812" calcext:value-type="float">
            <text:p>4749,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15</text:p>
          </table:table-cell>
          <table:table-cell office:value-type="float" office:value="4807.165" calcext:value-type="float">
            <text:p>4807,165</text:p>
          </table:table-cell>
          <table:table-cell office:value-type="float" office:value="4867.849" calcext:value-type="float">
            <text:p>4867,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15</text:p>
          </table:table-cell>
          <table:table-cell office:value-type="float" office:value="3829.407" calcext:value-type="float">
            <text:p>3829,407</text:p>
          </table:table-cell>
          <table:table-cell office:value-type="float" office:value="3750.711" calcext:value-type="float">
            <text:p>3750,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15</text:p>
          </table:table-cell>
          <table:table-cell office:value-type="float" office:value="333.984" calcext:value-type="float">
            <text:p>333,984</text:p>
          </table:table-cell>
          <table:table-cell office:value-type="float" office:value="315.131" calcext:value-type="float">
            <text:p>315,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-20</text:p>
          </table:table-cell>
          <table:table-cell office:value-type="float" office:value="389.905" calcext:value-type="float">
            <text:p>389,905</text:p>
          </table:table-cell>
          <table:table-cell office:value-type="float" office:value="371.579" calcext:value-type="float">
            <text:p>371,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-20</text:p>
          </table:table-cell>
          <table:table-cell office:value-type="float" office:value="1820.313" calcext:value-type="float">
            <text:p>1820,313</text:p>
          </table:table-cell>
          <table:table-cell office:value-type="float" office:value="1878.863" calcext:value-type="float">
            <text:p>1878,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_Cancer-20</text:p>
          </table:table-cell>
          <table:table-cell office:value-type="float" office:value="4061.162" calcext:value-type="float">
            <text:p>4061,162</text:p>
          </table:table-cell>
          <table:table-cell office:value-type="float" office:value="3984.37" calcext:value-type="float">
            <text:p>3984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-20</text:p>
          </table:table-cell>
          <table:table-cell office:value-type="float" office:value="1180.268" calcext:value-type="float">
            <text:p>1180,268</text:p>
          </table:table-cell>
          <table:table-cell office:value-type="float" office:value="1170.452" calcext:value-type="float">
            <text:p>1170,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betes-20</text:p>
          </table:table-cell>
          <table:table-cell office:value-type="float" office:value="1480.035" calcext:value-type="float">
            <text:p>1480,035</text:p>
          </table:table-cell>
          <table:table-cell office:value-type="float" office:value="1589.821" calcext:value-type="float">
            <text:p>1589,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-20</text:p>
          </table:table-cell>
          <table:table-cell office:value-type="float" office:value="1267.419" calcext:value-type="float">
            <text:p>1267,419</text:p>
          </table:table-cell>
          <table:table-cell office:value-type="float" office:value="1277.903" calcext:value-type="float">
            <text:p>1277,9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ass-20</text:p>
          </table:table-cell>
          <table:table-cell office:value-type="float" office:value="766.861" calcext:value-type="float">
            <text:p>766,861</text:p>
          </table:table-cell>
          <table:table-cell office:value-type="float" office:value="796.162" calcext:value-type="float">
            <text:p>796,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-20</text:p>
          </table:table-cell>
          <table:table-cell office:value-type="float" office:value="1266.131" calcext:value-type="float">
            <text:p>1266,131</text:p>
          </table:table-cell>
          <table:table-cell office:value-type="float" office:value="1235.441" calcext:value-type="float">
            <text:p>1235,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esroth-20</text:p>
          </table:table-cell>
          <table:table-cell office:value-type="float" office:value="554.339" calcext:value-type="float">
            <text:p>554,339</text:p>
          </table:table-cell>
          <table:table-cell office:value-type="float" office:value="540.585" calcext:value-type="float">
            <text:p>540,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nosphere-20</text:p>
          </table:table-cell>
          <table:table-cell office:value-type="float" office:value="2051.251" calcext:value-type="float">
            <text:p>2051,251</text:p>
          </table:table-cell>
          <table:table-cell office:value-type="float" office:value="2019.558" calcext:value-type="float">
            <text:p>2019,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-20</text:p>
          </table:table-cell>
          <table:table-cell office:value-type="float" office:value="513.675" calcext:value-type="float">
            <text:p>513,675</text:p>
          </table:table-cell>
          <table:table-cell office:value-type="float" office:value="488.262" calcext:value-type="float">
            <text:p>488,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7Digit-20</text:p>
          </table:table-cell>
          <table:table-cell office:value-type="float" office:value="2053.264" calcext:value-type="float">
            <text:p>2053,264</text:p>
          </table:table-cell>
          <table:table-cell office:value-type="float" office:value="2066.223" calcext:value-type="float">
            <text:p>2066,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k2-20</text:p>
          </table:table-cell>
          <table:table-cell office:value-type="float" office:value="2055.425" calcext:value-type="float">
            <text:p>2055,425</text:p>
          </table:table-cell>
          <table:table-cell office:value-type="float" office:value="2013.468" calcext:value-type="float">
            <text:p>2013,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s-20</text:p>
          </table:table-cell>
          <table:table-cell office:value-type="float" office:value="1177.848" calcext:value-type="float">
            <text:p>1177,848</text:p>
          </table:table-cell>
          <table:table-cell office:value-type="float" office:value="1157.222" calcext:value-type="float">
            <text:p>1157,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a-20</text:p>
          </table:table-cell>
          <table:table-cell office:value-type="float" office:value="4855.446" calcext:value-type="float">
            <text:p>4855,446</text:p>
          </table:table-cell>
          <table:table-cell office:value-type="float" office:value="4820.684" calcext:value-type="float">
            <text:p>4820,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heart-20</text:p>
          </table:table-cell>
          <table:table-cell office:value-type="float" office:value="2402.513" calcext:value-type="float">
            <text:p>2402,513</text:p>
          </table:table-cell>
          <table:table-cell office:value-type="float" office:value="2353.931" calcext:value-type="float">
            <text:p>2353,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r-20</text:p>
          </table:table-cell>
          <table:table-cell office:value-type="float" office:value="1138.769" calcext:value-type="float">
            <text:p>1138,769</text:p>
          </table:table-cell>
          <table:table-cell office:value-type="float" office:value="1127.02" calcext:value-type="float">
            <text:p>1127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bean-20</text:p>
          </table:table-cell>
          <table:table-cell office:value-type="float" office:value="171.281" calcext:value-type="float">
            <text:p>171,281</text:p>
          </table:table-cell>
          <table:table-cell office:value-type="float" office:value="153.406" calcext:value-type="float">
            <text:p>153,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fheart-20</text:p>
          </table:table-cell>
          <table:table-cell office:value-type="float" office:value="1602.229" calcext:value-type="float">
            <text:p>1602,229</text:p>
          </table:table-cell>
          <table:table-cell office:value-type="float" office:value="1526.925" calcext:value-type="float">
            <text:p>1526,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-20</text:p>
          </table:table-cell>
          <table:table-cell office:value-type="float" office:value="1178.58" calcext:value-type="float">
            <text:p>1178,58</text:p>
          </table:table-cell>
          <table:table-cell office:value-type="float" office:value="1155.194" calcext:value-type="float">
            <text:p>1155,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-20</text:p>
          </table:table-cell>
          <table:table-cell office:value-type="float" office:value="527.292" calcext:value-type="float">
            <text:p>527,292</text:p>
          </table:table-cell>
          <table:table-cell office:value-type="float" office:value="508.61" calcext:value-type="float">
            <text:p>508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-20</text:p>
          </table:table-cell>
          <table:table-cell office:value-type="float" office:value="5189.066" calcext:value-type="float">
            <text:p>5189,066</text:p>
          </table:table-cell>
          <table:table-cell office:value-type="float" office:value="5284.288" calcext:value-type="float">
            <text:p>5284,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wel-20</text:p>
          </table:table-cell>
          <table:table-cell office:value-type="float" office:value="5450.331" calcext:value-type="float">
            <text:p>5450,331</text:p>
          </table:table-cell>
          <table:table-cell office:value-type="float" office:value="5514.052" calcext:value-type="float">
            <text:p>5514,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bc-20</text:p>
          </table:table-cell>
          <table:table-cell office:value-type="float" office:value="4019.683" calcext:value-type="float">
            <text:p>4019,683</text:p>
          </table:table-cell>
          <table:table-cell office:value-type="float" office:value="3983.564" calcext:value-type="float">
            <text:p>3983,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-20</text:p>
          </table:table-cell>
          <table:table-cell office:value-type="float" office:value="335.715" calcext:value-type="float">
            <text:p>335,715</text:p>
          </table:table-cell>
          <table:table-cell office:value-type="float" office:value="320.186" calcext:value-type="float">
            <text:p>320,1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1:59:20.6865076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9T11:59:23.904782586</dc:date>
    <meta:editing-duration>PT1H22M26S</meta:editing-duration>
    <meta:editing-cycles>22</meta:editing-cycles>
    <meta:generator>LibreOffice/5.1.6.2$Linux_X86_64 LibreOffice_project/10m0$Build-2</meta:generator>
    <meta:document-statistic meta:table-count="1" meta:cell-count="302" meta:object-count="0"/>
  </office:meta>
</office:document-meta>
</file>